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3" svg:font-family="Arial" style:font-adornments="Bold"/>
    <style:font-face style:name="Arial2" svg:font-family="Arial" style:font-adornments="Regular"/>
    <style:font-face style:name="BAAAAA+TimesNewRomanPS-BoldMT" svg:font-family="BAAAAA+TimesNewRomanPS-BoldMT"/>
    <style:font-face style:name="Arial1" svg:font-family="Arial" style:font-adornments="Norm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stream Vera Sans" fo:font-size="14pt" fo:font-weight="bold" style:font-name-asian="BAAAAA+TimesNewRomanPS-BoldMT" style:font-size-asian="14pt" style:font-weight-asian="bold" style:font-name-complex="BAAAAA+TimesNewRomanPS-BoldMT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style:font-name-asian="BAAAAA+TimesNewRomanPS-BoldMT" style:font-size-asian="10pt" style:font-weight-asian="normal" style:font-name-complex="BAAAAA+TimesNewRomanPS-BoldMT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normal" style:font-name-asian="BAAAAA+TimesNewRomanPS-BoldMT" style:font-size-asian="10pt" style:font-weight-asian="normal" style:font-name-complex="BAAAAA+TimesNewRomanPS-BoldMT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style:font-name-asian="BAAAAA+TimesNewRomanPS-BoldMT" style:font-size-asian="10pt" style:font-weight-asian="bold" style:font-name-complex="BAAAAA+TimesNewRomanPS-BoldM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name-asian="BAAAAA+TimesNewRomanPS-BoldMT" style:font-size-asian="12pt" style:font-weight-asian="normal" style:font-name-complex="BAAAAA+TimesNewRomanPS-BoldMT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name-asian="BAAAAA+TimesNewRomanPS-BoldMT" style:font-size-asian="14pt" style:font-weight-asian="bold" style:font-name-complex="BAAAAA+TimesNewRomanPS-BoldMT" style:font-size-complex="14pt" style:font-weight-complex="normal"/>
    </style:style>
    <style:style style:name="P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start"/>
      <style:text-properties style:font-name="Arial1" fo:font-size="10pt"/>
    </style:style>
    <style:style style:name="P10" style:family="paragraph">
      <style:paragraph-properties fo:text-align="start"/>
      <style:text-properties style:text-line-through-style="none" style:font-name="Arial2" fo:font-size="10pt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3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fo:font-style="normal" style:text-underline-style="non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normal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116">
      <style:graphic-properties fo:border="solid #000000" style:wrap="run-through" style:number-wrapped-paragraphs="no-limit" style:vertical-pos="middle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116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16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ombobox form:name="Subject completed study" form:control-implementation="ooo:com.sun.star.form.component.ComboBox" form:id="control1" form:dropdown="true" form:tab-index="1" form:current-value="Yes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Not Marked"/>
          </form:combobox>
          <form:textarea form:name="PROTOCOL VIOLATION SPECIFY" form:control-implementation="ooo:com.sun.star.form.component.TextField" form:id="control2" form:tab-index="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endof report_Subject died CAUSE" form:control-implementation="ooo:com.sun.star.form.component.TextField" form:id="control3" form:tab-index="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d not meet entrance criteria SPECIFY" form:control-implementation="ooo:com.sun.star.form.component.TextField" form:id="control4" form:tab-index="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 Other SPECIFY" form:control-implementation="ooo:com.sun.star.form.component.TextField" form:id="control5" form:tab-index="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submit" form:control-implementation="ooo:com.sun.star.form.component.TextField" form:id="control6" form:tab-index="20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Subject completed study DATE" form:control-implementation="ooo:com.sun.star.form.component.FormattedField" form:id="control7" form:tab-index="2" form:value="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Subject died DATE OF DEATH" form:control-implementation="ooo:com.sun.star.form.component.FormattedField" form:id="control8" form:tab-stop="true" form:tab-index="9" form:value="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checkbox form:name="During post therapy follow-up period" form:control-implementation="ooo:com.sun.star.form.component.CheckBox" form:id="control9" form:tab-stop="true" form:tab-index="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uring active/double-blind treatment" form:control-implementation="ooo:com.sun.star.form.component.CheckBox" form:id="control10" form:tab-index="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t screen (no medication taken)" form:control-implementation="ooo:com.sun.star.form.component.CheckBox" form:id="control11" form:tab-index="5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dverse event(s)" form:control-implementation="ooo:com.sun.star.form.component.CheckBox" form:id="control12" form:tab-index="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Laboratory abnormalities" form:control-implementation="ooo:com.sun.star.form.component.CheckBox" form:id="control13" form:tab-index="7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ubject died" form:control-implementation="ooo:com.sun.star.form.component.CheckBox" form:id="control14" form:tab-index="8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TOCOL VIOLATION" form:control-implementation="ooo:com.sun.star.form.component.CheckBox" form:id="control15" form:tab-index="1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Lost to follow up (subject could not be contacted by phone or other means)" form:control-implementation="ooo:com.sun.star.form.component.CheckBox" form:id="control16" form:tab-index="1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id not meet entrance criteria" form:control-implementation="ooo:com.sun.star.form.component.CheckBox" form:id="control17" form:tab-index="1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 Withdrew consent" form:control-implementation="ooo:com.sun.star.form.component.CheckBox" form:id="control18" form:tab-index="1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 Other" form:control-implementation="ooo:com.sun.star.form.component.CheckBox" form:id="control19" form:tab-index="17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iNVESTIGATOR" form:control-implementation="ooo:com.sun.star.form.component.TextField" form:id="control20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  <form:form form:name="Standard" form:apply-filter="true" form:method="post" form:command-type="table" form:control-implementation="ooo:com.sun.star.form.component.Form" office:target-frame="" xlink:href="http://instahms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patient_full_name" form:control-implementation="ooo:com.sun.star.form.component.TextField" form:id="control21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22" form:readonly="true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24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25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ept_name" form:control-implementation="ooo:com.sun.star.form.component.TextField" form:id="control26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27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 :<text:tab/><draw:control text:anchor-type="as-char" draw:z-index="20" draw:style-name="gr7" draw:text-style-name="P14" svg:width="8.901cm" svg:height="0.451cm" draw:control="control21"/>Age / Sex : <draw:control text:anchor-type="as-char" draw:z-index="21" draw:style-name="gr7" draw:text-style-name="P14" svg:width="0.611cm" svg:height="0.451cm" draw:control="control22"/>/<draw:control text:anchor-type="as-char" draw:z-index="22" draw:style-name="gr7" draw:text-style-name="P14" svg:width="0.69cm" svg:height="0.451cm" draw:control="control23"/></text:p>
      <text:p text:style-name="P7">Doctor :<text:tab/><draw:control text:anchor-type="as-char" draw:z-index="23" draw:style-name="gr7" draw:text-style-name="P14" svg:width="8.721cm" svg:height="0.451cm" draw:control="control24"/> <text:s/>MR No: <draw:control text:anchor-type="as-char" draw:z-index="24" draw:style-name="gr7" draw:text-style-name="P14" svg:width="3.761cm" svg:height="0.451cm" draw:control="control25"/></text:p>
      <text:p text:style-name="P4"><text:span text:style-name="T4">Department : </text:span><text:span text:style-name="T4"><draw:control text:anchor-type="as-char" draw:z-index="25" draw:style-name="gr7" draw:text-style-name="P14" svg:width="7.679cm" svg:height="0.451cm" draw:control="control26"/></text:span><text:span text:style-name="T4"> <text:s text:c="3"/>Date of Visit: </text:span><text:span text:style-name="T5"><draw:control text:anchor-type="as-char" draw:z-index="26" draw:style-name="gr7" draw:text-style-name="P14" svg:width="3.361cm" svg:height="0.451cm" draw:control="control27"/></text:span></text:p>
      <text:p text:style-name="P5"/>
      <text:p text:style-name="P1"><text:span text:style-name="T3"><text:tab/><text:tab/></text:span><text:span text:style-name="T2">Stem Cell - Parkinson - End of Treatment</text:span></text:p>
      <text:p text:style-name="P6"/>
      <text:p text:style-name="P5">SUBJECT SUMMARY:</text:p>
      <text:p text:style-name="P5"/>
      <text:p text:style-name="P2"><draw:control text:anchor-type="paragraph" draw:z-index="6" draw:style-name="gr3" draw:text-style-name="P12" svg:width="2.391cm" svg:height="0.6cm" svg:x="10.021cm" svg:y="0cm" draw:control="control7"/>Subject completed study:<text:tab/><draw:control text:anchor-type="as-char" draw:z-index="0" draw:style-name="gr1" draw:text-style-name="P9" svg:width="3.001cm" svg:height="0.6cm" draw:control="control1"/> <text:tab/>Date:<text:tab/><text:tab/><text:tab/> <text:s text:c="2"/><text:tab/></text:p>
      <text:p text:style-name="P2"/>
      <text:p text:style-name="P2">Subject was withdrawn:<text:tab/></text:p>
      <text:p text:style-name="P2"/>
      <text:p text:style-name="P2"><text:s/><draw:control text:anchor-type="as-char" draw:z-index="8" draw:style-name="gr5" draw:text-style-name="P13" svg:width="0.6cm" svg:height="0.451cm" draw:control="control9"/>During post therapy follow-up period</text:p>
      <text:p text:style-name="P2"/>
      <text:p text:style-name="P2"><text:s/><draw:control text:anchor-type="as-char" draw:z-index="9" draw:style-name="gr5" draw:text-style-name="P13" svg:width="0.6cm" svg:height="0.451cm" draw:control="control10"/> During active/double-blind treatment</text:p>
      <text:p text:style-name="P2"/>
      <text:p text:style-name="P2"><text:s/><draw:control text:anchor-type="as-char" draw:z-index="10" draw:style-name="gr5" draw:text-style-name="P13" svg:width="0.6cm" svg:height="0.451cm" draw:control="control11"/> At screen (no medication taken)</text:p>
      <text:p text:style-name="P2"/>
      <text:p text:style-name="P2">If withdrawn, indicate one <text:span text:style-name="T1">primary</text:span> “Reason for Withdrawal” below:</text:p>
      <text:p text:style-name="P2"/>
      <text:p text:style-name="P5">REASON FOR WITHDRAWAL: </text:p>
      <text:p text:style-name="P2"/>
      <text:p text:style-name="P2"><text:s/><draw:control text:anchor-type="as-char" draw:z-index="11" draw:style-name="gr5" draw:text-style-name="P13" svg:width="0.6cm" svg:height="0.451cm" draw:control="control12"/>Adverse event(s)</text:p>
      <text:p text:style-name="P2"/>
      <text:p text:style-name="P2"><text:s/><draw:control text:anchor-type="as-char" draw:z-index="12" draw:style-name="gr5" draw:text-style-name="P13" svg:width="0.6cm" svg:height="0.451cm" draw:control="control13"/>Laboratory abnormalities</text:p>
      <text:p text:style-name="P2"/>
      <text:p text:style-name="P2"><text:s/><draw:control text:anchor-type="as-char" draw:z-index="13" draw:style-name="gr5" draw:text-style-name="P13" svg:width="0.6cm" svg:height="0.451cm" draw:control="control14"/>Subject died</text:p>
      <text:p text:style-name="P2">Date of death:<text:tab/><draw:control text:anchor-type="as-char" draw:z-index="7" draw:style-name="gr4" draw:text-style-name="P12" svg:width="2.391cm" svg:height="0.6cm" draw:control="control8"/> Cause:<text:tab/><draw:control text:anchor-type="as-char" draw:z-index="2" draw:style-name="gr1" draw:text-style-name="P10" svg:width="10.741cm" svg:height="1.2cm" draw:control="control3"/></text:p>
      <text:p text:style-name="P2"><text:tab/> <text:s text:c="11"/></text:p>
      <text:p text:style-name="P2"><text:s/><draw:control text:anchor-type="as-char" draw:z-index="14" draw:style-name="gr5" draw:text-style-name="P13" svg:width="0.6cm" svg:height="0.451cm" draw:control="control15"/>Protocol violation</text:p>
      <text:p text:style-name="P2"><text:s text:c="19"/>Specify<text:tab/><text:tab/><text:tab/><draw:control text:anchor-type="as-char" draw:z-index="1" draw:style-name="gr1" draw:text-style-name="P10" svg:width="10.741cm" svg:height="1.2cm" draw:control="control2"/></text:p>
      <text:p text:style-name="P2"><text:s/><draw:control text:anchor-type="as-char" draw:z-index="15" draw:style-name="gr5" draw:text-style-name="P13" svg:width="0.6cm" svg:height="0.451cm" draw:control="control16"/> Lost to follow up (subject could not be contacted by phone or other means)</text:p>
      <text:p text:style-name="P2"/>
      <text:p text:style-name="P2"><text:s/><draw:control text:anchor-type="as-char" draw:z-index="16" draw:style-name="gr5" draw:text-style-name="P13" svg:width="0.6cm" svg:height="0.451cm" draw:control="control17"/> Did not meet entrance criteria</text:p>
      <text:p text:style-name="P2"/>
      <text:p text:style-name="P2"><text:s text:c="19"/>Specify<text:tab/><text:tab/><text:tab/><draw:control text:anchor-type="as-char" draw:z-index="3" draw:style-name="gr1" draw:text-style-name="P10" svg:width="10.72cm" svg:height="1.2cm" draw:control="control4"/></text:p>
      <text:p text:style-name="P2"><text:s/><draw:control text:anchor-type="as-char" draw:z-index="17" draw:style-name="gr5" draw:text-style-name="P13" svg:width="0.6cm" svg:height="0.451cm" draw:control="control18"/> Withdrew consent</text:p>
      <text:p text:style-name="P2"/>
      <text:p text:style-name="P2"><text:s/><draw:control text:anchor-type="as-char" draw:z-index="18" draw:style-name="gr5" draw:text-style-name="P13" svg:width="0.6cm" svg:height="0.451cm" draw:control="control19"/> Other</text:p>
      <text:p text:style-name="P2"><text:s text:c="19"/>Specify:<text:tab/><text:tab/><text:tab/><draw:control text:anchor-type="as-char" draw:z-index="4" draw:style-name="gr1" draw:text-style-name="P10" svg:width="10.741cm" svg:height="1.2cm" draw:control="control5"/></text:p>
      <text:p text:style-name="P2"/>
      <text:p text:style-name="P2"><text:s text:c="7"/><text:tab/><text:tab/><text:tab/><text:tab/><text:tab/><text:tab/><text:tab/><text:tab/><text:tab/><text:tab/><text:tab/>INVESTIGATOR<text:tab/><text:tab/> <text:tab/><text:tab/><text:tab/><text:tab/> <text:s text:c="29"/><draw:control text:anchor-type="as-char" svg:y="0cm" draw:z-index="19" draw:style-name="gr6" draw:text-style-name="P10" svg:width="6.43cm" svg:height="0.652cm" draw:control="control20"/></text:p>
      <text:p text:style-name="P3"><draw:control text:anchor-type="paragraph" draw:z-index="5" draw:style-name="gr2" draw:text-style-name="P11" svg:width="2.5cm" svg:height="0.75cm" svg:x="6.473cm" svg:y="1.192cm" draw:control="control6"/><text:tab/><text:tab/><text:tab/><text:tab/><text:tab/><text:tab/><text:tab/><text:tab/><text:tab/><text:tab/>(NAME AND SIGNATUR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3" svg:font-family="Arial" style:font-adornments="Bold"/>
    <style:font-face style:name="Arial2" svg:font-family="Arial" style:font-adornments="Regular"/>
    <style:font-face style:name="BAAAAA+TimesNewRomanPS-BoldMT" svg:font-family="BAAAAA+TimesNewRomanPS-BoldMT"/>
    <style:font-face style:name="Arial1" svg:font-family="Arial" style:font-adornments="Norm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vanarayana V</meta:initial-creator>
    <meta:creation-date>2009-07-16T17:41:33</meta:creation-date>
    <dc:creator>Sivanarayana V</dc:creator>
    <dc:date>2009-08-10T15:55:11</dc:date>
    <meta:editing-cycles>21</meta:editing-cycles>
    <meta:editing-duration>P1DT2H3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95" meta:character-count="840"/>
  </office:meta>
</office:document-meta>
</file>